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42800000DF5A9F52A0A.svm"/>
  <manifest:file-entry manifest:media-type="" manifest:full-path="Pictures/200000070000132000000ADB3D257584.svm"/>
  <manifest:file-entry manifest:media-type="" manifest:full-path="Pictures/2000000700002CC100000F9C9890DAB3.svm"/>
  <manifest:file-entry manifest:media-type="" manifest:full-path="Pictures/200000070000156600000EC9BB8B1CBD.svm"/>
  <manifest:file-entry manifest:media-type="" manifest:full-path="Pictures/200000070000138A00000AA6B688B3C7.svm"/>
  <manifest:file-entry manifest:media-type="" manifest:full-path="Pictures/200000070000160500000DF5D2EA06D7.svm"/>
  <manifest:file-entry manifest:media-type="" manifest:full-path="Pictures/200000070000332A000014FC725ED560.svm"/>
  <manifest:file-entry manifest:media-type="" manifest:full-path="Pictures/2000000700001D0C00000A3C5AA00766.svm"/>
  <manifest:file-entry manifest:media-type="" manifest:full-path="Pictures/2000000700001742000010A51EA37D2E.svm"/>
  <manifest:file-entry manifest:media-type="" manifest:full-path="Pictures/2000000700002E9E00000E5FF2D53E12.svm"/>
  <manifest:file-entry manifest:media-type="" manifest:full-path="Pictures/2000000700002DFF0000208F03732B5A.svm"/>
  <manifest:file-entry manifest:media-type="" manifest:full-path="Pictures/2000000700001C3800000DC049B138E0.svm"/>
  <manifest:file-entry manifest:media-type="" manifest:full-path="Pictures/2000000700002D2B000010061FE7ABB1.svm"/>
  <manifest:file-entry manifest:media-type="" manifest:full-path="Pictures/2000000700001816000021CD44A7DB82.svm"/>
  <manifest:file-entry manifest:media-type="" manifest:full-path="Pictures/20000007000013F300000C198A8745B6.svm"/>
  <manifest:file-entry manifest:media-type="" manifest:full-path="Pictures/20000007000019BD0000156645E799EA.svm"/>
  <manifest:file-entry manifest:media-type="" manifest:full-path="Pictures/200000070000166E00000DC05ECDB05F.svm"/>
  <manifest:file-entry manifest:media-type="" manifest:full-path="Pictures/200000070000163A000019BD947E6F2E.svm"/>
  <manifest:file-entry manifest:media-type="" manifest:full-path="Pictures/2000000700000F9C000002969A9B5963.svm"/>
  <manifest:file-entry manifest:media-type="" manifest:full-path="Pictures/2000000700001FF100000A3C453C5DF9.svm"/>
  <manifest:file-entry manifest:media-type="" manifest:full-path="Pictures/200000070000244800000C19AB0F7BCA.svm"/>
  <manifest:file-entry manifest:media-type="" manifest:full-path="Pictures/2000000700002C8D000014922F1D2230.svm"/>
  <manifest:file-entry manifest:media-type="" manifest:full-path="Pictures/2000000700006F9F00006DA931FFC5A9.svm"/>
  <manifest:file-entry manifest:media-type="" manifest:full-path="Pictures/2000000700001F1D00000A0741C7833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Arial"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start" style:justify-single-word="false"/>
    </style:style>
    <style:style style:name="P4" style:family="paragraph" style:parent-style-name="Standard">
      <style:paragraph-properties fo:line-height="115%" fo:text-align="start" style:justify-single-word="false"/>
      <style:text-properties fo:color="#000000" style:font-name="Arial"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fo:color="#000000" style:font-name="Arial"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fo:color="#000000" style:font-name="Arial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fo:color="#000000" style:font-name="Arial" fo:font-size="26pt" fo:font-weight="bold" style:font-size-asian="26pt" style:font-weight-asian="bold" style:font-size-complex="26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margin-left="1.217cm" fo:margin-right="0cm" fo:line-height="115%" fo:text-align="start" style:justify-single-word="false" fo:text-indent="0cm" style:auto-text-indent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>
      <style:paragraph-properties fo:margin-left="1.217cm" fo:margin-right="0cm" fo:line-height="115%" fo:text-align="start" style:justify-single-word="false" fo:text-indent="0cm" style:auto-text-indent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1.217cm" fo:margin-right="0cm" fo:line-height="115%" fo:text-align="start" style:justify-single-word="false" fo:text-indent="0cm" style:auto-text-indent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margin-left="1.217cm" fo:margin-right="0cm" fo:line-height="115%" fo:text-align="center" style:justify-single-word="false" fo:text-indent="0cm" style:auto-text-indent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13" style:family="paragraph" style:parent-style-name="Standard" style:master-page-name="">
      <style:paragraph-properties fo:margin-left="1.217cm" fo:margin-right="0.873cm" fo:line-height="115%" fo:text-align="center" style:justify-single-word="false" fo:text-indent="0cm" style:auto-text-indent="false" style:page-number="auto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margin-left="1.217cm" fo:margin-right="0.873cm" fo:line-height="115%" fo:text-align="center" style:justify-single-word="false" fo:text-indent="0cm" style:auto-text-indent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margin-left="1.217cm" fo:margin-right="0.873cm" fo:line-height="115%" fo:text-align="center" style:justify-single-word="false" fo:text-indent="0cm" style:auto-text-indent="false"/>
      <style:text-properties fo:color="#666666"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1.217cm" fo:margin-right="0.873cm" fo:line-height="115%" fo:text-align="start" style:justify-single-word="false" fo:text-indent="0cm" style:auto-text-indent="false"/>
      <style:text-properties fo:color="#666666"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1.217cm" fo:margin-right="0.873cm" fo:line-height="115%" fo:text-align="center" style:justify-single-word="false" fo:text-indent="0cm" style:auto-text-indent="false"/>
      <style:text-properties fo:color="#666666"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1.217cm" fo:margin-right="0.873cm" fo:line-height="115%" fo:text-align="start" style:justify-single-word="false" fo:text-indent="0cm" style:auto-text-indent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19" style:family="paragraph" style:parent-style-name="Standard" style:master-page-name="">
      <style:paragraph-properties fo:margin-left="1.203cm" fo:margin-right="0cm" fo:line-height="115%" fo:text-align="start" style:justify-single-word="false" fo:text-indent="0cm" style:auto-text-indent="false" style:page-number="auto"/>
      <style:text-properties fo:color="#000000" style:font-name="Arial" fo:font-size="15pt" fo:font-weight="normal" style:font-size-asian="15pt" style:font-weight-asian="normal" style:font-size-complex="15pt" style:font-weight-complex="normal"/>
    </style:style>
    <style:style style:name="P20" style:family="paragraph" style:parent-style-name="Standard" style:list-style-name="L2">
      <style:paragraph-properties fo:line-height="115%" fo:text-align="start" style:justify-single-word="false"/>
      <style:text-properties fo:color="#000000" style:font-name="Arial" fo:font-size="24pt" fo:font-weight="normal" style:font-size-asian="24pt" style:font-weight-asian="normal" style:font-size-complex="24pt" style:font-weight-complex="normal"/>
    </style:style>
    <style:style style:name="P21" style:family="paragraph" style:parent-style-name="Standard" style:list-style-name="L3">
      <style:paragraph-properties fo:line-height="115%" fo:text-align="start" style:justify-single-word="false"/>
      <style:text-properties fo:color="#000000" style:font-name="Arial" fo:font-size="15pt" fo:font-weight="normal" style:font-size-asian="15pt" style:font-weight-asian="normal" style:font-size-complex="15pt" style:font-weight-complex="normal"/>
    </style:style>
    <style:style style:name="P22" style:family="paragraph" style:parent-style-name="Standard" style:list-style-name="L4">
      <style:paragraph-properties fo:line-height="115%" fo:text-align="start" style:justify-single-word="false"/>
      <style:text-properties fo:color="#000000" style:font-name="Arial" fo:font-size="15pt" fo:font-weight="normal" style:font-size-asian="15pt" style:font-weight-asian="normal" style:font-size-complex="15pt" style:font-weight-complex="normal"/>
    </style:style>
    <style:style style:name="P23" style:family="paragraph" style:parent-style-name="Standard" style:list-style-name="L5">
      <style:paragraph-properties fo:line-height="115%" fo:text-align="start" style:justify-single-word="false"/>
      <style:text-properties fo:color="#000000" style:font-name="Arial" fo:font-size="15pt" fo:font-weight="normal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line-height="115%" fo:text-align="center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26" style:family="paragraph" style:parent-style-name="Standard" style:list-style-name="L6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27" style:family="paragraph" style:parent-style-name="Standard" style:list-style-name="L7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28" style:family="paragraph" style:parent-style-name="Standard" style:list-style-name="L8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29" style:family="paragraph" style:parent-style-name="Standard" style:list-style-name="L9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30" style:family="paragraph" style:parent-style-name="Standard" style:list-style-name="L10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31" style:family="paragraph" style:parent-style-name="Standard" style:list-style-name="L11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32" style:family="paragraph" style:parent-style-name="Standard" style:list-style-name="L12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33" style:family="paragraph" style:parent-style-name="Standard" style:list-style-name="L13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34" style:family="paragraph" style:parent-style-name="Standard" style:list-style-name="L14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35" style:family="paragraph" style:parent-style-name="Standard" style:list-style-name="L15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36" style:family="paragraph" style:parent-style-name="Standard" style:list-style-name="L16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37" style:family="paragraph" style:parent-style-name="Standard" style:list-style-name="L17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38" style:family="paragraph" style:parent-style-name="Standard" style:list-style-name="L18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39" style:family="paragraph" style:parent-style-name="Standard" style:list-style-name="L21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40" style:family="paragraph" style:parent-style-name="Standard" style:list-style-name="L22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41" style:family="paragraph" style:parent-style-name="Standard" style:list-style-name="L23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42" style:family="paragraph" style:parent-style-name="Standard" style:list-style-name="L24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43" style:family="paragraph" style:parent-style-name="Standard" style:list-style-name="L26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44" style:family="paragraph" style:parent-style-name="Standard">
      <style:paragraph-properties fo:line-height="115%" fo:text-align="start" style:justify-single-word="false"/>
      <style:text-properties fo:color="#666666" style:font-name="Arial"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 style:list-style-name="L20">
      <style:paragraph-properties fo:line-height="115%" fo:text-align="start" style:justify-single-word="false"/>
    </style:style>
    <style:style style:name="P46" style:family="paragraph" style:parent-style-name="Standard" style:list-style-name="L1">
      <style:paragraph-properties fo:margin-left="1.217cm" fo:margin-right="0cm" fo:line-height="115%" fo:text-align="start" style:justify-single-word="false" fo:text-indent="0cm" style:auto-text-indent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47" style:family="paragraph" style:parent-style-name="Standard" style:list-style-name="L2">
      <style:paragraph-properties fo:margin-left="1.217cm" fo:margin-right="0cm" fo:line-height="115%" fo:text-align="center" style:justify-single-word="false" fo:text-indent="0cm" style:auto-text-indent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48" style:family="paragraph" style:parent-style-name="Standard" style:master-page-name="">
      <style:paragraph-properties fo:margin-left="1.102cm" fo:margin-right="0.97cm" fo:line-height="115%" fo:text-align="start" style:justify-single-word="false" fo:text-indent="0cm" style:auto-text-indent="false" style:page-number="auto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49" style:family="paragraph" style:parent-style-name="Standard">
      <style:paragraph-properties fo:margin-left="1.217cm" fo:margin-right="0.873cm" fo:line-height="115%" fo:text-align="center" style:justify-single-word="false" fo:text-indent="0cm" style:auto-text-indent="false"/>
      <style:text-properties fo:color="#666666" style:font-name="Arial" fo:font-size="12pt" fo:font-weight="normal" style:font-size-asian="12pt" style:font-weight-asian="normal" style:font-size-complex="12pt" style:font-weight-complex="normal"/>
    </style:style>
    <style:style style:name="P50" style:family="paragraph" style:parent-style-name="Standard" style:list-style-name="L6" style:master-page-name="">
      <style:paragraph-properties fo:line-height="115%" fo:text-align="start" style:justify-single-word="false" style:page-number="auto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666666"/>
    </style:style>
    <style:style style:name="T4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808080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67cm" fo:text-indent="-0.635cm" fo:margin-left="7.5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67cm" fo:text-indent="-0.635cm" fo:margin-left="7.5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67cm" fo:text-indent="-0.635cm" fo:margin-left="7.5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67cm" fo:text-indent="-0.635cm" fo:margin-left="7.5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Dokumentacja bazy danych </text:p>
      <text:p text:style-name="P1">„Collaborate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9">Spis treści</text:p>
      <text:p text:style-name="P10"/>
      <text:p text:style-name="P11">1. <text:s/>Opis ogólny...............................................................</text:p>
      <text:p text:style-name="P11">2. <text:s/>Schemat i relacje.......................................................</text:p>
      <text:list xml:id="list5178202571968149518" text:style-name="L1">
        <text:list-header>
          <text:p text:style-name="P46">3. <text:s/>Tabele........................................................................</text:p>
          <text:p text:style-name="P46">4. <text:s/>Procedury..................................................................</text:p>
          <text:p text:style-name="P46">4. <text:s/>Widoki.......................................................................</text:p>
          <text:p text:style-name="P46">5. <text:s/>Zabezpieczenia.........................................................</text:p>
        </text:list-header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list xml:id="list292830879531764467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47">1. Opis ogólny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3">Opisana w niniejszej dokumentacji baza danych o nazwie „collaborate” jest używana do przechowywania danych w aplikacji pod tą samą nazwą. Zalecane jest najpierw zaznajomienie się najpierw z dokumentacją samej aplikacji. Baza jest przygotowana aby obsługiwać wiele użytkowników naraz, a dzięki rozmaitym zabezpieczeniom gwarantuje spójność i bezpieczeństwo danych. Dodatkową jej zaletą są specjalnie zaprojektowane procedury, funkcje dzięki którym znacznie zostaje przyspieszona praca po stronie technologii backendowej. Procedury posiadają konstrukcję, która gwarantuje właściwe wstawianie danych skorelowanych w wielu tabelach, a wymagają jedynie podania odpowiednich parametrów. Zawierają też podstawową obsługę błędów. Aby zainstalować bazę na swoim serwerze należy uruchomić system zarządzania bazami i wykonać plik „init.sql”. Tworzy on całą strukturę bazy danych, jej obiekty oraz wstawia podstawowe, niezbędne dane do tabel. Baza danych „collaborate” napisana jest w dialekcie mysql i zawiera obsługę polskich znaków diakrytycznych.</text:p>
      <text:p text:style-name="P14"/>
      <text:p text:style-name="P14"/>
      <text:p text:style-name="P14"/>
      <text:p text:style-name="P15"><draw:frame draw:style-name="fr1" draw:name="grafika1" text:anchor-type="paragraph" svg:width="8.057cm" svg:height="1.33cm" draw:z-index="0"><draw:image xlink:href="Pictures/2000000700000F9C000002969A9B5963.svm" xlink:type="simple" xlink:show="embed" xlink:actuate="onLoad"/></draw:frame>Zdjęcie 1. plik inicjujący</text:p>
      <text:p text:style-name="P15"/>
      <text:p text:style-name="P15"/>
      <text:p text:style-name="P15"/>
      <text:p text:style-name="P15"/>
      <text:p text:style-name="P15"/>
      <text:list xml:id="list40811937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0"/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soft-page-break/></text:p>
      <text:p text:style-name="P6">2. Schemat i relacje</text:p>
      <text:p text:style-name="P6"/>
      <text:p text:style-name="P15"><draw:frame draw:style-name="fr2" draw:name="grafika2" text:anchor-type="paragraph" svg:width="15.129cm" svg:height="10.837cm" draw:z-index="1"><draw:image xlink:href="Pictures/2000000700006F9F00006DA931FFC5A9.svm" xlink:type="simple" xlink:show="embed" xlink:actuate="onLoad"/></draw:frame></text:p>
      <text:p text:style-name="P15">Zdjęcie 2. schemat bazy danych</text:p>
      <text:p text:style-name="P15"/>
      <text:p text:style-name="P15"/>
      <text:p text:style-name="P15"/>
      <text:p text:style-name="P17"/>
      <text:p text:style-name="P18">Powyższe zdjęcie przedstawia ogólny schemat bazy danych oraz relacje między jej obiektami. Oto dokładne liczby:</text:p>
      <text:list xml:id="list2219633615631340499" text:style-name="L3">
        <text:list-item>
          <text:p text:style-name="P21">12 tabel </text:p>
        </text:list-item>
        <text:list-item>
          <text:p text:style-name="P21">5 połączeń typu „wiele do wielu”</text:p>
        </text:list-item>
        <text:list-item>
          <text:p text:style-name="P21">4 połączenia typu „jeden do wielu” </text:p>
          <text:p text:style-name="P21"/>
        </text:list-item>
      </text:list>
      <text:p text:style-name="P4"/>
      <text:p text:style-name="P4"/>
      <text:p text:style-name="P4"/>
      <text:p text:style-name="P4"><text:tab/></text:p>
      <text:p text:style-name="P4"/>
      <text:p text:style-name="P4"><text:soft-page-break/><text:tab/></text:p>
      <text:p text:style-name="P4"><text:tab/>Poniżej opisane zostały wszystkie relacje zachodzące pomiędzy <text:tab/>wyżej wymienionymi obiektami. Szczegółowe opisy tabel znajdują <text:tab/>się w sekcji trzeciej</text:p>
      <text:p text:style-name="P4"/>
      <text:p text:style-name="P4"/>
      <text:p text:style-name="P4"/>
      <text:p text:style-name="P4"><text:tab/><text:span text:style-name="T2">Relacje „wiele do wielu”:</text:span></text:p>
      <text:p text:style-name="P5"/>
      <text:list xml:id="list6132151364541376784" text:style-name="L4">
        <text:list-item>
          <text:p text:style-name="P22">Users – Technology : Połączenie reprezentowane przez tabelę pośrednią Users_technology służy do przechowywania informacji o poznanych przez użytkownika technologiach informatycznych, innym słowem w jakich języka umie on programować</text:p>
        </text:list-item>
      </text:list>
      <text:p text:style-name="P4"/>
      <text:list xml:id="list40826003" text:continue-numbering="true" text:style-name="L4">
        <text:list-item>
          <text:p text:style-name="P22">Users – Media : Połączenie reprezentowane przez tabelę pośrednią Users_Media zawiera informację o linkach do poszczególnych stron internetowych (np. Github, Linkedln) na których dany użytkownik prowadzi swoje aktywności</text:p>
          <text:p text:style-name="P22"/>
        </text:list-item>
        <text:list-item>
          <text:p text:style-name="P22">Users – Offert (match) : Połączenie obu tabel za pomocą tabelki Liked_Offert. Przechowuje ona informacje o „polubieniach” ofert lub użytkowników niezbędne do zidentyfikowania czy zachodzi obustronny „match” (czyli polubienie przez właściciela oferty potencjalnego współpracownika oraz polubienie oferty przez danego użytkownika myślącego o współpracy nad projektem, po dalsze wyjaśnienia zobacz dokumentacje aplikacji „Collaborate”)</text:p>
          <text:p text:style-name="P22"/>
        </text:list-item>
        <text:list-item>
          <text:p text:style-name="P22"><text:s/>Users – Offert (collaborators) : Połączenie przez tabelę Collaborators_Offert służy do przechowywania informacji o współpracownikach (z wyjątkiem właściciela oferty) pracujących nad danym projektem</text:p>
        </text:list-item>
      </text:list>
      <text:p text:style-name="P4"/>
      <text:list xml:id="list40825139" text:continue-numbering="true" text:style-name="L4">
        <text:list-header>
          <text:p text:style-name="P22"><text:tab/></text:p>
        </text:list-header>
      </text:list>
      <text:p text:style-name="P19"><text:soft-page-break/></text:p>
      <text:p text:style-name="P4"/>
      <text:p text:style-name="P5"><text:tab/></text:p>
      <text:p text:style-name="P5"/>
      <text:p text:style-name="P5"><text:tab/>Relacje „jeden do wielu”:</text:p>
      <text:p text:style-name="P5"/>
      <text:list xml:id="list8192629036298932480" text:style-name="L5">
        <text:list-item>
          <text:p text:style-name="P23">Users-Offert: Połączenie poprzez pole Offert.owner_id. Służy do określenia właściciela (innymi słowami założyciela oferty na portalu) projektu</text:p>
        </text:list-item>
      </text:list>
      <text:p text:style-name="P4"/>
      <text:list xml:id="list40808636" text:continue-numbering="true" text:style-name="L5">
        <text:list-item>
          <text:p text:style-name="P23">Offert-Project_Category: Połączenie możliwe dzięki polu Offert.category_id. Istnieje by określać kategorię projektu innymi słowami do tego jaka jest docelowa platforma np. Web, Desktop. Dla złożonych projektów istnieje wartość „Mixed”<text:tab/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7">3. Tabele</text:p>
      <text:p text:style-name="P24"/>
      <text:p text:style-name="P8"/>
      <text:p text:style-name="P8"/>
      <text:p text:style-name="P48">Tabela Users</text:p>
      <text:p text:style-name="P49"><draw:frame draw:style-name="fr3" draw:name="grafika3" text:anchor-type="paragraph" svg:x="0.898cm" svg:y="0.543cm" svg:width="5.84cm" svg:height="7.586cm" draw:z-index="2"><draw:image xlink:href="Pictures/2000000700001816000021CD44A7DB82.svm" xlink:type="simple" xlink:show="embed" xlink:actuate="onLoad"/></draw:frame></text:p>
      <text:p text:style-name="P16"><draw:frame draw:style-name="fr3" draw:name="grafika4" text:anchor-type="paragraph" svg:x="8.049cm" svg:y="0.706cm" svg:width="8.359cm" svg:height="6.477cm" draw:z-index="15"><draw:image xlink:href="Pictures/2000000700002DFF0000208F03732B5A.svm" xlink:type="simple" xlink:show="embed" xlink:actuate="onLoad"/></draw:frame> <text:s text:c="6"/>Zdjęcie 3. Tabela Users <text:s text:c="23"/>Zdjęcie 4. Polecenia tworzące tabelę Users</text:p>
      <text:p text:style-name="P16"/>
      <text:p text:style-name="P16"/>
      <text:p text:style-name="P16"/>
      <text:p text:style-name="P16"/>
      <text:p text:style-name="P16"/>
      <text:p text:style-name="P18">Tabela Users służy do przechowywania części niezbędnych informacji o użytkownikach portalu. Oto szczegółowy opis jej pól:</text:p>
      <text:p text:style-name="P18"/>
      <text:list xml:id="list993299747776087209" text:style-name="L6">
        <text:list-item>
          <text:p text:style-name="P26">id (int) : pole klucza podstawowego tabeli</text:p>
        </text:list-item>
        <text:list-item>
          <text:p text:style-name="P26">name (varchar) : imię użytkownika</text:p>
        </text:list-item>
        <text:list-item>
          <text:p text:style-name="P26">surname (varchar) : nazwisko użytkownika </text:p>
        </text:list-item>
        <text:list-item>
          <text:p text:style-name="P26">password (varchar) : hasło konta</text:p>
        </text:list-item>
        <text:list-item>
          <text:p text:style-name="P26">email (varchar) : pole na email</text:p>
        </text:list-item>
        <text:list-item>
          <text:p text:style-name="P26">profile_picture (blob) : przechowuje zdjęcie profilowe</text:p>
        </text:list-item>
        <text:list-item>
          <text:p text:style-name="P26"><text:soft-page-break/>active (boolean) : zawiera wartość 1 lub 0 (true lub false) i służy do określania czy użytkownik zalogował się pierwszy raz na swoje konto, jeżeli tak, zostaje przekierowany do formularza w którym musi uzupełnić swoje dane profilowe. Bo jego wypełnieniu pole active zostaje automatycznie wypełnione wartością 1, co jest indykacją, że wszystkie ważne dane zostały wypełnione i można korzystać z serwisu</text:p>
        </text:list-item>
        <text:list-item>
          <text:p text:style-name="P26">premium (boolean) : zawiera wartość 1 lub 0 (true lub false) i mówi nam, czy użytkownik ma lub nie ma wykupioną wersję premium aplikacji (niedostępne w wersji prezentacyjnej)</text:p>
        </text:list-item>
        <text:list-item>
          <text:p text:style-name="P26">description (text) : swobodny opis profilu użytkownika, gdzie może on napisać o sobie, swoich pasjach itd.</text:p>
        </text:list-item>
      </text:list>
      <text:p text:style-name="P8"/>
      <text:p text:style-name="P8"/>
      <text:p text:style-name="P8"><text:tab/>Tabela na tą chwilę posiada 2 indeksy. Pierwszy z nich <text:tab/>ustawiony na pola email i password przyspiesza logowanie, a <text:tab/>drugi nałozony na id przyspiesza skorelowane z tabelą <text:tab/>zapytania</text:p>
      <text:p text:style-name="P8"/>
      <text:p text:style-name="P8"><text:tab/>Odwołania w relacjach:</text:p>
      <text:list xml:id="list8570009365464050595" text:style-name="L7">
        <text:list-item>
          <text:p text:style-name="P27">Users-&gt;Offert </text:p>
        </text:list-item>
        <text:list-item>
          <text:p text:style-name="P27">Users-&gt; Liked_Offert -&gt;Offert </text:p>
        </text:list-item>
        <text:list-item>
          <text:p text:style-name="P27">Users-&gt; Collaborators_Offert-&gt; Offert </text:p>
        </text:list-item>
        <text:list-item>
          <text:p text:style-name="P27">Users-&gt; Users_Technology-&gt; Technology </text:p>
        </text:list-item>
        <text:list-item>
          <text:p text:style-name="P27">Users-&gt; Users_Media-&gt; Media 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list xml:id="list40813977" text:continue-numbering="true" text:style-name="L7">
        <text:list-header>
          <text:p text:style-name="P27"/>
        </text:list-header>
      </text:list>
      <text:list xml:id="list40825247" text:continue-list="list993299747776087209" text:style-name="L6">
        <text:list-header>
          <text:p text:style-name="P50">Tabela Offert </text:p>
        </text:list-header>
      </text:list>
      <text:p text:style-name="P8"><draw:frame draw:style-name="fr3" draw:name="grafika5" text:anchor-type="paragraph" svg:x="0.981cm" svg:y="0.594cm" svg:width="5.69cm" svg:height="6.588cm" draw:z-index="3"><draw:image xlink:href="Pictures/200000070000163A000019BD947E6F2E.svm" xlink:type="simple" xlink:show="embed" xlink:actuate="onLoad"/></draw:frame><draw:frame draw:style-name="fr3" draw:name="grafika6" text:anchor-type="paragraph" svg:x="7.625cm" svg:y="3.087cm" svg:width="8.638cm" svg:height="4.03cm" draw:z-index="4"><draw:image xlink:href="Pictures/2000000700002C8D000014922F1D2230.svm" xlink:type="simple" xlink:show="embed" xlink:actuate="onLoad"/></draw:frame></text:p>
      <text:p text:style-name="P16"><text:s text:c="3"/>Zdjęcie 3. Tabela Offert <text:s text:c="29"/>Zdjęcie 4. Polecenia tworzące tabelę Offert</text:p>
      <text:p text:style-name="P16"/>
      <text:p text:style-name="P16"/>
      <text:p text:style-name="P16"/>
      <text:p text:style-name="P16"/>
      <text:p text:style-name="P18">Tabela Offert służy do przechowywania części niezbędnych informacji o ofercie czyli inaczej projekcie, zamieszczonym w aplikacji celem znalezienia do niego współpracowników. Oto szczegółowy opis jej pól:</text:p>
      <text:p text:style-name="P18"/>
      <text:list xml:id="list7273623456922782599" text:style-name="L8">
        <text:list-item>
          <text:p text:style-name="P28">id (int) : Pole klucza podstawowego</text:p>
        </text:list-item>
        <text:list-item>
          <text:p text:style-name="P28">category_id (int) : Pole klucza obcego odwołującego się do Project_category.id niezbędny do określanie kategorii (platformy docelowej) projektu</text:p>
        </text:list-item>
        <text:list-item>
          <text:p text:style-name="P28">owner_id (int) : <text:s/>Pole klucza obcego odwołującego się do Users.id służy do określenia właściciela oferty, czyli użytkownika zamieszczającego ogłoszenie</text:p>
        </text:list-item>
        <text:list-item>
          <text:p text:style-name="P28">name (varchar) : Przedstawia nazwę projektu</text:p>
        </text:list-item>
        <text:list-item>
          <text:p text:style-name="P28">description (text) : Pełny opis ogłoszenia</text:p>
        </text:list-item>
        <text:list-item>
          <text:p text:style-name="P28">picture (blob) : Opcjonalne zdjęcie</text:p>
        </text:list-item>
      </text:list>
      <text:p text:style-name="P8"/>
      <text:p text:style-name="P8"/>
      <text:p text:style-name="P8"><text:soft-page-break/></text:p>
      <text:p text:style-name="P8"/>
      <text:p text:style-name="P8"><text:tab/>Odwołania w relacjach:</text:p>
      <text:list xml:id="list40812295" text:continue-list="list40813977" text:style-name="L7">
        <text:list-item>
          <text:p text:style-name="P27">Users-&gt;Offert </text:p>
        </text:list-item>
        <text:list-item>
          <text:p text:style-name="P27">Users-&gt; Liked_Offert -&gt;Offert </text:p>
        </text:list-item>
        <text:list-item>
          <text:p text:style-name="P27">Users-&gt; Collaborators_Offert-&gt; Offert </text:p>
        </text:list-item>
        <text:list-item>
          <text:p text:style-name="P27">Offert-&gt; Offert_Technology-&gt; Technology</text:p>
        </text:list-item>
        <text:list-item>
          <text:p text:style-name="P27">Offert-&gt; Project_Category</text:p>
          <text:p text:style-name="P27"/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text:tab/>Tabela Media</text:p>
      <text:p text:style-name="P8"><draw:frame draw:style-name="fr3" draw:name="grafika7" text:anchor-type="paragraph" svg:x="1.154cm" svg:y="1.035cm" svg:width="5.741cm" svg:height="3.521cm" draw:z-index="5"><draw:image xlink:href="Pictures/200000070000166E00000DC05ECDB05F.svm" xlink:type="simple" xlink:show="embed" xlink:actuate="onLoad"/></draw:frame></text:p>
      <text:p text:style-name="P8"><draw:frame draw:style-name="fr3" draw:name="grafika8" text:anchor-type="paragraph" svg:x="7.936cm" svg:y="1.471cm" svg:width="7.997cm" svg:height="2.231cm" draw:z-index="6"><draw:image xlink:href="Pictures/2000000700002E9E00000E5FF2D53E12.svm" xlink:type="simple" xlink:show="embed" xlink:actuate="onLoad"/></draw:frame><text:tab/></text:p>
      <text:p text:style-name="P8"><text:tab/><text:span text:style-name="T5">Z</text:span><text:span text:style-name="T4">djęcie 5. Tabela Media <text:s text:c="25"/>Zdjęcie 6. Polecenia tworzące tabelę Media</text:span></text:p>
      <text:p text:style-name="P44"/>
      <text:p text:style-name="P44"/>
      <text:p text:style-name="P8"/>
      <text:p text:style-name="P18">Tabela Media służy do przechowywania nazw dostępnych portali społecznościowych, na których użytkownik aplikacji może prowadzić dodatkową działalność (np. swoja strona portfolio, Github). Wartości wpisane w tej tabeli nigdy nie ulegają zmianie, jedyne do czego używana jest ta tabela to skorelowanie linku z odpowiednią stroną dla przykładu „htttps://github.com” → Github. Zapobiega pewnej dowolności wstawiania takich odnośników. Oto jej pola:</text:p>
      <text:p text:style-name="P18"/>
      <text:list xml:id="list912881451671843635" text:style-name="L9">
        <text:list-item>
          <text:p text:style-name="P29">id (int) : Pole klucza podstawowego</text:p>
        </text:list-item>
        <text:list-item>
          <text:p text:style-name="P29">name (varchar) : nazwa portalu (np. Linkedln, Github itp.)</text:p>
        </text:list-item>
      </text:list>
      <text:p text:style-name="P8"/>
      <text:p text:style-name="P8"><text:tab/>Tabela posiada jeden indeks nałożony na jej klucz <text:tab/>podstawowy. Przyspiesza to zapytania typu select mające na <text:tab/>celu wybór wszystkich szczegółowych informacji o danym <text:tab/>użytkowniku</text:p>
      <text:p text:style-name="P8"/>
      <text:p text:style-name="P8"/>
      <text:p text:style-name="P8"><text:tab/>Odwołania w relacjach:</text:p>
      <text:list xml:id="list40824541" text:continue-list="list40812295" text:style-name="L7">
        <text:list-item>
          <text:p text:style-name="P27">Users-&gt; Users_Media-&gt; Media </text:p>
        </text:list-item>
      </text:list>
      <text:p text:style-name="P8"><text:soft-page-break/></text:p>
      <text:p text:style-name="P8"/>
      <text:p text:style-name="P8"><text:tab/>Tabela Technology</text:p>
      <text:p text:style-name="P8"><draw:frame draw:style-name="fr3" draw:name="grafika9" text:anchor-type="paragraph" svg:x="1.088cm" svg:y="1.476cm" svg:width="5.479cm" svg:height="3.785cm" draw:z-index="7"><draw:image xlink:href="Pictures/200000070000156600000EC9BB8B1CBD.svm" xlink:type="simple" xlink:show="embed" xlink:actuate="onLoad"/></draw:frame><text:tab/></text:p>
      <text:p text:style-name="P8"><text:tab/></text:p>
      <text:p text:style-name="P8"><draw:frame draw:style-name="fr3" draw:name="grafika10" text:anchor-type="paragraph" svg:x="6.909cm" svg:y="0.245cm" svg:width="9.133cm" svg:height="3.313cm" draw:z-index="8"><draw:image xlink:href="Pictures/2000000700002D2B000010061FE7ABB1.svm" xlink:type="simple" xlink:show="embed" xlink:actuate="onLoad"/></draw:frame><text:span text:style-name="T5"><text:tab/>Z</text:span><text:span text:style-name="T4">djęcie 7. Tabela Technology <text:s text:c="13"/>Zdjęcie 8. Polecenia tworzące tabelę Technology</text:span></text:p>
      <text:p text:style-name="P44"/>
      <text:p text:style-name="P44"/>
      <text:p text:style-name="P44"/>
      <text:p text:style-name="P44"/>
      <text:p text:style-name="P8"><text:span text:style-name="T3"><text:tab/>T</text:span>abela Technology zawiera niezmienialne informację o <text:tab/>wszystkich dostępnych do wymieniania na stronie technologii <text:tab/>programistycznych. Tabela dzięki odpowiednim relacjom służy <text:tab/>do przedstawiania w jakich technologiach dany projekt ma być <text:tab/>skonstruowany oraz jakie technologie zna użytkownik portalu. <text:tab/>Dzięki korzystaniu z jednej finalnej tabeli możliwym jest filtracja <text:tab/>pokazywania się proponowanych ofert w oparciu o <text:tab/>umiejętności użytkownika. Jej pola to:</text:p>
      <text:p text:style-name="P8"/>
      <text:list xml:id="list1805532399696628772" text:style-name="L10">
        <text:list-item>
          <text:p text:style-name="P30">id (int) : Pole klucza podstawowego</text:p>
        </text:list-item>
        <text:list-item>
          <text:p text:style-name="P30">name (varchar) : Nazwa technologii</text:p>
        </text:list-item>
        <text:list-item>
          <text:p text:style-name="P30">color (varchar) : Kolor do malowania miejsc gdzie pojawia się dana technologia. Jest zawsze związany z kolorystyką danego loga języka i zapisany w formacie szesnastkowym z „#” na początku</text:p>
        </text:list-item>
      </text:list>
      <text:p text:style-name="P8"/>
      <text:p text:style-name="P8"><text:tab/>Odwołania w relacjach:</text:p>
      <text:list xml:id="list1546610205219996014" text:style-name="L11">
        <text:list-item>
          <text:p text:style-name="P31">Users-&gt; Users_Technology-&gt; Technology</text:p>
        </text:list-item>
        <text:list-item>
          <text:p text:style-name="P31">Offert-&gt; Offert_Technology-&gt; Technology</text:p>
        </text:list-item>
      </text:list>
      <text:p text:style-name="P8"/>
      <text:p text:style-name="P8"><text:soft-page-break/></text:p>
      <text:p text:style-name="P8"><text:tab/>Tabela posiada jeden indeks nałożony na jej klucz <text:tab/>podstawowy. Przyspiesza to zapytania typu select mające na <text:tab/>celu wybór wszystkich szczegółowych informacji o danym <text:tab/>użytkowniku lub oferci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<text:tab/>Tabela Project_category</text:p>
      <text:p text:style-name="P8"/>
      <text:p text:style-name="P8"><draw:frame draw:style-name="fr3" draw:name="grafika11" text:anchor-type="paragraph" svg:x="0.938cm" svg:y="0.351cm" svg:width="5.953cm" svg:height="4.262cm" draw:z-index="9"><draw:image xlink:href="Pictures/2000000700001742000010A51EA37D2E.svm" xlink:type="simple" xlink:show="embed" xlink:actuate="onLoad"/></draw:frame><draw:frame draw:style-name="fr3" draw:name="grafika12" text:anchor-type="paragraph" svg:x="7.311cm" svg:y="1.235cm" svg:width="9.257cm" svg:height="3.267cm" draw:z-index="10"><draw:image xlink:href="Pictures/2000000700002CC100000F9C9890DAB3.svm" xlink:type="simple" xlink:show="embed" xlink:actuate="onLoad"/></draw:frame></text:p>
      <text:p text:style-name="P8"><text:span text:style-name="T5"><text:s text:c="11"/>Z</text:span><text:span text:style-name="T4">djęcie 9. Tabela Project_category <text:s text:c="5"/>Zdjęcie 10. Polecenia tworzące tabelę <text:s/>Project_category</text:span></text:p>
      <text:p text:style-name="P44"/>
      <text:p text:style-name="P8"/>
      <text:p text:style-name="P8"><text:tab/><text:span text:style-name="T3">T</text:span>abela Technology zawiera niezmienialne informację o <text:tab/>wszystkich dostępnych do wybrania kategorii ogłoszenia, <text:tab/>czyli mówiąc inaczej platform docelowych takich jak np. <text:tab/>internet, aplikacja okienkowa itp. Oto jej pola:</text:p>
      <text:p text:style-name="P8"/>
      <text:list xml:id="list6712084219725138782" text:style-name="L12">
        <text:list-item>
          <text:p text:style-name="P32">id (int) : Pole klucza podstawowego</text:p>
        </text:list-item>
        <text:list-item>
          <text:p text:style-name="P32">name (varchar) : Nazwa kategorii</text:p>
        </text:list-item>
        <text:list-item>
          <text:p text:style-name="P32">color (varchar) : kolor stylistyczny</text:p>
        </text:list-item>
      </text:list>
      <text:p text:style-name="P8"/>
      <text:p text:style-name="P8"><text:tab/>Tabela posiada jeden indeks nałożony na jej klucz <text:tab/>podstawowy. Przyspiesza to zapytania typu select mające na <text:tab/>celu wybór wszystkich szczegółowych informacji o konkretnej <text:tab/>ofercie</text:p>
      <text:p text:style-name="P8"/>
      <text:p text:style-name="P8"><text:tab/>Odwołania w relacjach:</text:p>
      <text:list xml:id="list3586133158202795508" text:style-name="L13">
        <text:list-item>
          <text:p text:style-name="P33">Offert-&gt;Project_Category</text:p>
        </text:list-item>
      </text:list>
      <text:p text:style-name="P8"/>
      <text:p text:style-name="P8"/>
      <text:p text:style-name="P8"><text:soft-page-break/></text:p>
      <text:p text:style-name="P8"/>
      <text:p text:style-name="P8"><text:tab/>Tabela liked_Offert</text:p>
      <text:p text:style-name="P8"/>
      <text:p text:style-name="P8"><draw:frame draw:style-name="fr3" draw:name="grafika14" text:anchor-type="paragraph" svg:x="8.354cm" svg:y="1.169cm" svg:width="7.437cm" svg:height="2.619cm" draw:z-index="12"><draw:image xlink:href="Pictures/2000000700001D0C00000A3C5AA00766.svm" xlink:type="simple" xlink:show="embed" xlink:actuate="onLoad"/></draw:frame><draw:frame draw:style-name="fr3" draw:name="grafika13" text:anchor-type="paragraph" svg:x="1.293cm" svg:y="0.265cm" svg:width="5.637cm" svg:height="3.574cm" draw:z-index="11"><draw:image xlink:href="Pictures/200000070000160500000DF5D2EA06D7.svm" xlink:type="simple" xlink:show="embed" xlink:actuate="onLoad"/></draw:frame><text:span text:style-name="T5"> <text:s text:c="14"/>Z</text:span><text:span text:style-name="T4">djęcie 11. Tabela liked_Offert <text:s text:c="14"/>Zdjęcie 12. Polecenia tworzące tabelę <text:s/>liked_Offert</text:span></text:p>
      <text:p text:style-name="P44"/>
      <text:p text:style-name="P44"/>
      <text:p text:style-name="P44"/>
      <text:p text:style-name="P8"><text:span text:style-name="T4"><text:tab/></text:span><text:span text:style-name="T3">T</text:span>abela liked_Offert przechowuje tymczasowe dane o <text:tab/>polubieniach ofert przez użytkowników i polubieniach <text:tab/>użytkowników przez właścicieli ogłoszeń. To właśnie tu <text:tab/>zachodzi cały system „match”. Odpowiednia procedura do <text:tab/>wstawiania rekordów w tą tabelę kontroluje, czy zachodzi <text:s/><text:tab/>takie obustronne polubienie. Jeśli tak, zostaje wysłana <text:tab/>automatyczna wiadomość do jednego z zainteresowanych, <text:tab/>dzięki czemu można utworzyć na tej podstawie czat pomiędzy <text:tab/>nimi. Po takiej akceptacji 2 odpowiednie rekordy są kasowane <text:tab/>z tabeli. W przeciwnym razie nic oprócz wstawienia <text:tab/>odpowiedniego rekordu się nie dzieje. Oto pola tabeli:</text:p>
      <text:p text:style-name="P8"/>
      <text:list xml:id="list1144194336574275229" text:style-name="L14">
        <text:list-item>
          <text:p text:style-name="P34">id_user (int) : jest to zawsze id użytkownika, który nie jest właścicielem projektu (jeśli to właściciel przegląda potencjalnych współpracowników, to wstawiane są ich id, nie jego) a jest zainteresowany współpracą</text:p>
        </text:list-item>
        <text:list-item>
          <text:p text:style-name="P34">id_offert (int) : id polubionej oferty</text:p>
        </text:list-item>
      </text:list>
      <text:p text:style-name="P8"/>
      <text:p text:style-name="P8"/>
      <text:p text:style-name="P8"><text:tab/>Odwołania w relacjach:</text:p>
      <text:list xml:id="list4319222541636863749" text:style-name="L20">
        <text:list-item>
          <text:p text:style-name="P45"><text:span text:style-name="T1">Users-&gt; liked_offert-&gt; Offert</text:span></text:p>
        </text:list-item>
      </text:list>
      <text:p text:style-name="P8"><text:tab/></text:p>
      <text:p text:style-name="P8"><text:soft-page-break/></text:p>
      <text:p text:style-name="P8"/>
      <text:p text:style-name="P8"/>
      <text:p text:style-name="P8"/>
      <text:p text:style-name="P8"/>
      <text:p text:style-name="P8"><text:tab/>Tabela Chat</text:p>
      <text:p text:style-name="P3"><draw:frame draw:style-name="fr3" draw:name="grafika16" text:anchor-type="paragraph" svg:x="8.202cm" svg:y="1.981cm" svg:width="8.348cm" svg:height="3.598cm" draw:z-index="14"><draw:image xlink:href="Pictures/200000070000332A000014FC725ED560.svm" xlink:type="simple" xlink:show="embed" xlink:actuate="onLoad"/></draw:frame><draw:frame draw:style-name="fr3" draw:name="grafika15" text:anchor-type="paragraph" svg:x="1.15cm" svg:y="0.529cm" svg:width="6.588cm" svg:height="5.479cm" draw:z-index="13"><draw:image xlink:href="Pictures/20000007000019BD0000156645E799EA.svm" xlink:type="simple" xlink:show="embed" xlink:actuate="onLoad"/></draw:frame></text:p>
      <text:p text:style-name="P8"><text:span text:style-name="T5"><text:tab/><text:tab/>Z</text:span><text:span text:style-name="T4">djęcie 13. Tabela Chat <text:s text:c="21"/>Zdjęcie 14. Polecenia tworzące tabelę <text:s/>Chat</text:span></text:p>
      <text:p text:style-name="P8"/>
      <text:p text:style-name="P8"/>
      <text:p text:style-name="P8"><text:tab/><text:span text:style-name="T3">T</text:span>abela Chat jak sama nazwa wskazuje przechowuje wszystkie <text:tab/>wysłane wiadomości w serwisie. Na jej podstawie można <text:tab/>odtworzyć całą historię czatów dowolnego użytkownika. Oto jej <text:tab/>pola:</text:p>
      <text:p text:style-name="P8"/>
      <text:list xml:id="list3871533151301213111" text:style-name="L15">
        <text:list-item>
          <text:p text:style-name="P35">id (int) : Pole klucza podstawowego</text:p>
        </text:list-item>
        <text:list-item>
          <text:p text:style-name="P35">id_recipent (int) : Id użytkownika otrzymującego wiadomość</text:p>
        </text:list-item>
        <text:list-item>
          <text:p text:style-name="P35">id_sender (int) : Id użytkownika wysyłającego wiadomość</text:p>
        </text:list-item>
        <text:list-item>
          <text:p text:style-name="P35">message (varchar) : treść wiadomości z ograniczeniem do 255 znaków naraz</text:p>
        </text:list-item>
        <text:list-item>
          <text:p text:style-name="P35">time_sended (datetime) : dokładna data wysłania wiadomości z „czułością” do sekundy. To pole jest autouzupełniane przez dopowiednią procedure funkcją now(). Na podstawie wartości określa się kolejność wysyłania</text:p>
        </text:list-item>
      </text:list>
      <text:p text:style-name="P8"><text:soft-page-break/></text:p>
      <text:p text:style-name="P8"><text:tab/><text:tab/></text:p>
      <text:p text:style-name="P8"><text:tab/><text:tab/>Tabela ma założony jeden indeks na dwa jej pola <text:tab/><text:tab/><text:tab/><text:tab/>(id_recipent, id_sender), który znacznie przyspiesza </text:p>
      <text:p text:style-name="P8"><text:tab/><text:tab/>wygenerowanie historii czatów użytkownika</text:p>
      <text:p text:style-name="P8"/>
      <text:p text:style-name="P8"/>
      <text:p text:style-name="P8"><text:tab/><text:tab/>Odwołania w relacjach:</text:p>
      <text:list xml:id="list3435960109284738256" text:style-name="L16">
        <text:list-item>
          <text:p text:style-name="P36">Chat-&gt;Users (2-krotne)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<text:tab/>Tabela collaborators_offert</text:p>
      <text:p text:style-name="P8"/>
      <text:p text:style-name="P8"><draw:frame draw:style-name="fr3" draw:name="grafika18" text:anchor-type="paragraph" svg:x="7.207cm" svg:y="1.058cm" svg:width="9.289cm" svg:height="3.097cm" draw:z-index="17"><draw:image xlink:href="Pictures/200000070000244800000C19AB0F7BCA.svm" xlink:type="simple" xlink:show="embed" xlink:actuate="onLoad"/></draw:frame></text:p>
      <text:p text:style-name="P8"><draw:frame draw:style-name="fr3" draw:name="grafika17" text:anchor-type="paragraph" svg:x="0.266cm" svg:y="0.796cm" svg:width="5.002cm" svg:height="2.725cm" draw:z-index="16"><draw:image xlink:href="Pictures/200000070000138A00000AA6B688B3C7.svm" xlink:type="simple" xlink:show="embed" xlink:actuate="onLoad"/></draw:frame><text:span text:style-name="T5"> <text:s text:c="3"/>Z</text:span><text:span text:style-name="T4">djęcie 15. Tabela collaborators_Offert <text:s text:c="2"/>Zdjęcie 16. Polecenia tworzące tabelę <text:s/>collaborators_offert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tab/><text:span text:style-name="T3">T</text:span>abela colllaborators_offert jest tabelą pośrednią, służącą do <text:tab/>przechowywania informacji o współpracownikach pracujących <text:tab/>razem nad jednym projektem. W tabeli nie znajdują się <text:tab/>informacje o właścicielach ofert. Jej pola to:</text:p>
      <text:p text:style-name="P8"/>
      <text:list xml:id="list397195928567583754" text:style-name="L17">
        <text:list-item>
          <text:p text:style-name="P37">id_user (int) : id współpracownika</text:p>
        </text:list-item>
        <text:list-item>
          <text:p text:style-name="P37">id_offert (int) : id projektu</text:p>
        </text:list-item>
      </text:list>
      <text:p text:style-name="P8"/>
      <text:p text:style-name="P8"/>
      <text:p text:style-name="P8"/>
      <text:p text:style-name="P8"/>
      <text:p text:style-name="P8"/>
      <text:p text:style-name="P8"><text:tab/>Odwołania w relacjach:</text:p>
      <text:list xml:id="list2597104746238102411" text:style-name="L18">
        <text:list-item>
          <text:p text:style-name="P38">Users-&gt;collaborators_offert-&gt; Offert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text:tab/></text:p>
      <text:p text:style-name="P8"><text:tab/>Tabela Offert_technology</text:p>
      <text:p text:style-name="P8"><draw:frame draw:style-name="fr3" draw:name="grafika20" text:anchor-type="paragraph" svg:x="8.05cm" svg:y="1.281cm" svg:width="8.177cm" svg:height="2.619cm" draw:z-index="19"><draw:image xlink:href="Pictures/2000000700001FF100000A3C453C5DF9.svm" xlink:type="simple" xlink:show="embed" xlink:actuate="onLoad"/></draw:frame><draw:frame draw:style-name="fr3" draw:name="grafika19" text:anchor-type="paragraph" svg:x="1.274cm" svg:y="0.93cm" svg:width="5.106cm" svg:height="3.097cm" draw:z-index="18"><draw:image xlink:href="Pictures/20000007000013F300000C198A8745B6.svm" xlink:type="simple" xlink:show="embed" xlink:actuate="onLoad"/></draw:frame></text:p>
      <text:p text:style-name="P8"><text:span text:style-name="T5"><text:s text:c="2"/>Z</text:span><text:span text:style-name="T4">djęcie 17. Tabela Offert_technology <text:s text:c="11"/>Zdjęcie 18. Polecenia tworzące tabelę Offert_technology</text:span></text:p>
      <text:p text:style-name="P8"><text:span text:style-name="T4"/></text:p>
      <text:p text:style-name="P8"><text:span text:style-name="T4"/></text:p>
      <text:p text:style-name="P8"><text:span text:style-name="T4"><text:tab/></text:span></text:p>
      <text:p text:style-name="P8"><text:span text:style-name="T4"/></text:p>
      <text:p text:style-name="P8"><text:span text:style-name="T4"/></text:p>
      <text:p text:style-name="P8"><text:span text:style-name="T4"><text:tab/></text:span>Tabela Offert_technology to tabela pośrednia za pomocą której <text:tab/>odczytywane są technologie wykorzystywane w danym <text:tab/>projekcie. Jej pola to odpowiednio:</text:p>
      <text:p text:style-name="P8"/>
      <text:list xml:id="list7102306143890603362" text:style-name="L21">
        <text:list-item>
          <text:p text:style-name="P39">id_technology (int) : id technologii (języka programowania)</text:p>
        </text:list-item>
        <text:list-item>
          <text:p text:style-name="P39">id_offert (int) : id oferty</text:p>
        </text:list-item>
      </text:list>
      <text:p text:style-name="P8"/>
      <text:p text:style-name="P8"/>
      <text:p text:style-name="P8"><text:tab/></text:p>
      <text:p text:style-name="P8"><text:tab/>Odwołania w relacjach:</text:p>
      <text:list xml:id="list6127172331004052910" text:style-name="L22">
        <text:list-item>
          <text:p text:style-name="P40">Offert-&gt; Offert_Technology-&gt; Technology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text:tab/></text:p>
      <text:p text:style-name="P8"><text:tab/>Tabela Users_technology</text:p>
      <text:p text:style-name="P8"/>
      <text:p text:style-name="P8"><draw:frame draw:style-name="fr3" draw:name="grafika22" text:anchor-type="paragraph" svg:x="7.781cm" svg:y="0cm" svg:width="7.966cm" svg:height="2.566cm" draw:z-index="21"><draw:image xlink:href="Pictures/2000000700001F1D00000A0741C7833E.svm" xlink:type="simple" xlink:show="embed" xlink:actuate="onLoad"/></draw:frame><draw:frame draw:style-name="fr3" draw:name="grafika21" text:anchor-type="paragraph" svg:x="0.519cm" svg:y="-0.004cm" svg:width="4.897cm" svg:height="2.778cm" draw:z-index="20"><draw:image xlink:href="Pictures/200000070000132000000ADB3D257584.svm" xlink:type="simple" xlink:show="embed" xlink:actuate="onLoad"/></draw:frame><text:span text:style-name="T5"> <text:s/>Z</text:span><text:span text:style-name="T4">djęcie 19. Tabela Users_technology <text:s text:c="11"/>Zdjęcie 20. Polecenia tworzące tabelę Users_technology</text:span></text:p>
      <text:p text:style-name="P8"><text:span text:style-name="T4"/></text:p>
      <text:p text:style-name="P8"><text:span text:style-name="T4"/></text:p>
      <text:p text:style-name="P8"><text:span text:style-name="T4"><text:tab/></text:span></text:p>
      <text:p text:style-name="P8"><text:span text:style-name="T4"/></text:p>
      <text:p text:style-name="P8"><text:span text:style-name="T4"/></text:p>
      <text:p text:style-name="P8"><text:span text:style-name="T4"><text:tab/></text:span>Tabela Users_technology to tabela pośrednia za pomocą <text:tab/>której odczytywane są języki programowania poznane przez <text:tab/>danego użytkownika. Jej pola to:</text:p>
      <text:p text:style-name="P8"/>
      <text:list xml:id="list40808980" text:continue-list="list7102306143890603362" text:style-name="L21">
        <text:list-item>
          <text:p text:style-name="P39">id_technology (int) : id technologii (języka programowania)</text:p>
        </text:list-item>
        <text:list-item>
          <text:p text:style-name="P39">id_user (int) : id użytkownika</text:p>
        </text:list-item>
      </text:list>
      <text:p text:style-name="P8"/>
      <text:p text:style-name="P8"/>
      <text:p text:style-name="P8"><text:tab/></text:p>
      <text:p text:style-name="P8"><text:tab/>Odwołania w relacjach:</text:p>
      <text:list xml:id="list571738216393755572" text:style-name="L23">
        <text:list-item>
          <text:p text:style-name="P41">Offert-&gt; Offert_Technology-&gt; Technology</text:p>
        </text:list-item>
      </text:list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text:tab/>Tabela Users_Media</text:p>
      <text:p text:style-name="P8"><draw:frame draw:style-name="fr3" draw:name="grafika24" text:anchor-type="paragraph" svg:x="8.308cm" svg:y="0.84cm" svg:width="7.223cm" svg:height="3.521cm" draw:z-index="23"><draw:image xlink:href="Pictures/2000000700001C3800000DC049B138E0.svm" xlink:type="simple" xlink:show="embed" xlink:actuate="onLoad"/></draw:frame></text:p>
      <text:p text:style-name="P8"><draw:frame draw:style-name="fr3" draw:name="grafika23" text:anchor-type="paragraph" svg:x="1.004cm" svg:y="0.069cm" svg:width="5.159cm" svg:height="3.574cm" draw:z-index="22"><draw:image xlink:href="Pictures/200000070000142800000DF5A9F52A0A.svm" xlink:type="simple" xlink:show="embed" xlink:actuate="onLoad"/></draw:frame><text:span text:style-name="T5"> <text:s text:c="9"/>Z</text:span><text:span text:style-name="T4">djęcie 21. Tabela Users_Media <text:s text:c="15"/>Zdjęcie 22. Polecenia tworzące tabelę Users_Media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tab/>Tabela Users_Media to tabela pośrednia przechowująca <text:tab/>informację o linkach użytkownika do poszczególnych portali <text:tab/>społecznościowych np. Facebook. Te dane są widoczne na <text:tab/>profilu. Oto pola tej tabeli:</text:p>
      <text:p text:style-name="P8"/>
      <text:list xml:id="list7122638569404091644" text:style-name="L24">
        <text:list-item>
          <text:p text:style-name="P42">id_user (int) : id użytkownika </text:p>
        </text:list-item>
        <text:list-item>
          <text:p text:style-name="P42">id_media (int) : id portalu społecznościowego</text:p>
        </text:list-item>
        <text:list-item>
          <text:p text:style-name="P42">link (varchar) : bezpośredni link</text:p>
        </text:list-item>
      </text:list>
      <text:p text:style-name="P8"/>
      <text:p text:style-name="P8"><text:tab/></text:p>
      <text:p text:style-name="P8"/>
      <text:p text:style-name="P8"/>
      <text:p text:style-name="P8"><text:tab/>Odwołania w relacjach:</text:p>
      <text:list xml:id="list8301530000276984286" text:style-name="L26">
        <text:list-item>
          <text:p text:style-name="P43">Users-&gt; Users_Media-&gt; Medi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n Napieralski</meta:initial-creator>
    <meta:creation-date>2021-02-10T19:37:15.14</meta:creation-date>
    <dc:date>2021-02-14T20:58:47.20</dc:date>
    <dc:creator>Jan Napieralski</dc:creator>
    <meta:editing-duration>PT10H23M58S</meta:editing-duration>
    <meta:editing-cycles>5</meta:editing-cycles>
    <meta:generator>OpenOffice/4.1.2$Win32 OpenOffice.org_project/412m3$Build-9782</meta:generator>
    <meta:document-statistic meta:table-count="0" meta:image-count="24" meta:object-count="0" meta:page-count="21" meta:paragraph-count="156" meta:word-count="1602" meta:character-count="12461"/>
  </office:meta>
</office:document-meta>
</file>